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language="en" fo:country="GB" officeooo:rsid="000dbedf" officeooo:paragraph-rsid="000dbedf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fo:language="en" fo:country="GB" officeooo:rsid="000df322" officeooo:paragraph-rsid="000df322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language="en" fo:country="GB" officeooo:rsid="0010a7a1" officeooo:paragraph-rsid="0010a7a1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language="en" fo:country="GB" officeooo:rsid="00141ca5" officeooo:paragraph-rsid="00141ca5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language="en" fo:country="GB" officeooo:rsid="00141ca5" officeooo:paragraph-rsid="001761fc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language="en" fo:country="GB" fo:font-weight="bold" officeooo:rsid="0010a7a1" officeooo:paragraph-rsid="0010a7a1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language="en" fo:country="GB" fo:font-weight="bold" officeooo:rsid="00141ca5" officeooo:paragraph-rsid="00141ca5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language="en" fo:country="GB" fo:font-weight="bold" officeooo:rsid="000df322" officeooo:paragraph-rsid="000df322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language="en" fo:country="GB" fo:font-weight="normal" officeooo:rsid="000dbedf" officeooo:paragraph-rsid="001aa8c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language="en" fo:country="GB" fo:font-weight="normal" officeooo:rsid="000dbedf" officeooo:paragraph-rsid="001ca15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8pt" fo:language="en" fo:country="GB" officeooo:rsid="000dbedf" officeooo:paragraph-rsid="000dbedf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fo:font-size="18pt" fo:language="en" fo:country="GB" officeooo:rsid="000dbedf" officeooo:paragraph-rsid="000dbedf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fo:font-size="12pt" fo:language="en" fo:country="GB" fo:font-weight="bold" officeooo:rsid="001aa8c3" officeooo:paragraph-rsid="001aa8c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language="en" fo:country="GB" fo:font-weight="bold" officeooo:rsid="002014b2" officeooo:paragraph-rsid="002014b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language="en" fo:country="GB" officeooo:rsid="000df322" officeooo:paragraph-rsid="000df322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fo:language="en" fo:country="GB" fo:font-weight="normal" officeooo:rsid="002014b2" officeooo:paragraph-rsid="002014b2" style:font-size-asian="10.5pt" style:font-weight-asian="normal" style:font-size-complex="12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officeooo:rsid="000f62d8"/>
    </style:style>
    <style:style style:name="T3" style:family="text">
      <style:text-properties fo:color="#000000" officeooo:rsid="0010a7a1"/>
    </style:style>
    <style:style style:name="T4" style:family="text">
      <style:text-properties fo:color="#000000" officeooo:rsid="001ca15b"/>
    </style:style>
    <style:style style:name="T5" style:family="text">
      <style:text-properties fo:color="#000000" officeooo:rsid="001e2f3d"/>
    </style:style>
    <style:style style:name="T6" style:family="text">
      <style:text-properties style:use-window-font-color="true"/>
    </style:style>
    <style:style style:name="T7" style:family="text">
      <style:text-properties fo:color="#0000ff"/>
    </style:style>
    <style:style style:name="T8" style:family="text">
      <style:text-properties fo:color="#0000ff" officeooo:rsid="001ca15b"/>
    </style:style>
    <style:style style:name="T9" style:family="text">
      <style:text-properties officeooo:rsid="00127aaa"/>
    </style:style>
    <style:style style:name="T10" style:family="text">
      <style:text-properties officeooo:rsid="001761fc"/>
    </style:style>
    <style:style style:name="T11" style:family="text">
      <style:text-properties officeooo:rsid="001ca15b"/>
    </style:style>
    <style:style style:name="T12" style:family="text">
      <style:text-properties fo:color="#0000cc"/>
    </style:style>
    <style:style style:name="T13" style:family="text">
      <style:text-properties fo:color="#0000cc" officeooo:rsid="00127aaa"/>
    </style:style>
    <style:style style:name="T14" style:family="text">
      <style:text-properties fo:color="#0000cc" officeooo:rsid="001761f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Report</text:p>
      <text:p text:style-name="P12"/>
      <text:p text:style-name="P1">In our program we have 11 activities. We can divide to few main functionalities, product/ingredients details, adding new product/ingredient, searching for product/ingredient, <text:span text:style-name="T9">sending reports</text:span> and <text:span text:style-name="T12">MainScreen</text:span>.</text:p>
      <text:p text:style-name="P1"/>
      <text:p text:style-name="P6">Searching for product/ingredient:</text:p>
      <text:p text:style-name="P3"/>
      <text:p text:style-name="P3"><text:tab/><text:span text:style-name="T9">Search activities extend </text:span><text:span text:style-name="T13">ListAcitivity</text:span><text:span text:style-name="T9"> except for Search by QR and </text:span><text:span text:style-name="T13">SearchProductActivity</text:span><text:span text:style-name="T9"> which are different cases. </text:span><text:span text:style-name="T13">SearchProductActivity</text:span><text:span text:style-name="T9"> is actually just “menu” where user can choose which way he wants to search for product, by QR or Name. When user starts search activities, the activity gets </text:span><text:span text:style-name="T13">DataBase</text:span><text:span text:style-name="T9"> from server and writes it on the screen in a list view. Now user can choose the ingredient/product from the list or write the name in the </text:span><text:span text:style-name="T13">TextBox</text:span><text:span text:style-name="T9"> and click Search button to filter out non matching records. After that user is redirected to product/ingredients details Activity, if searched ingredient will not be found in </text:span><text:span text:style-name="T13">DataBase</text:span><text:span text:style-name="T9"> the user can add this product/ingredient. </text:span></text:p>
      <text:p text:style-name="P3"/>
      <text:p text:style-name="P7">Product/ ingredient details:</text:p>
      <text:p text:style-name="P4"/>
      <text:p text:style-name="P5"><text:tab/><text:span text:style-name="T10">Most of the activity logic is placed in </text:span><text:span text:style-name="T14">DownloadIngredientDetails</text:span><text:span text:style-name="T10">/ <text:s/></text:span><text:span text:style-name="T14">DownloadProductDetails</text:span><text:span text:style-name="T10">. When activity is created the main look is loaded and information about the product/ingredient is downloaded from server which is done in </text:span><text:span text:style-name="T14">DownloadIngredientDetails</text:span><text:span text:style-name="T10">/ <text:s/></text:span><text:span text:style-name="T14">DownloadProductDetails</text:span><text:span text:style-name="T10">. From this activity the user can send error report about the product/ingredient.</text:span></text:p>
      <text:p text:style-name="P5"/>
      <text:p text:style-name="P13">Sending reports:</text:p>
      <text:p text:style-name="P9"/>
      <text:p text:style-name="P10"><text:tab/><text:span text:style-name="T11">Main logic here is placed in </text:span><text:span text:style-name="T8">SendRequest </text:span><text:span text:style-name="T4">class. When user clicks fills error description (optional) and clicks send </text:span><text:span text:style-name="T5">hi</text:span><text:span text:style-name="T4">s report is send to server.</text:span></text:p>
      <text:p text:style-name="P9"><text:tab/></text:p>
      <text:p text:style-name="P4"/>
      <text:p text:style-name="P8">Adding new product/ingredient:</text:p>
      <text:p text:style-name="P2"/>
      <text:p text:style-name="P2"><text:tab/>Most important class is <text:span text:style-name="T7">SendRequest, </text:span><text:span text:style-name="T6">its main goal is to add new product/ingredient with given name and optional description ( only in ingredient). When user clicks Send in </text:span><text:span text:style-name="T12">NewIngredientAcitivity</text:span><text:span text:style-name="T6"> / </text:span><text:span text:style-name="T12">NewProductActivity</text:span><text:span text:style-name="T6"> , new <text:s/></text:span><text:span text:style-name="T7">SendRequest <text:s/></text:span><text:span text:style-name="T1">object is created and executed with given by user product/ingredient name and description ( only in ingredient). After that </text:span><text:span text:style-name="T3">process</text:span><text:span text:style-name="T1"> new product/ingredient is created in </text:span><text:span text:style-name="T12">DataBase</text:span><text:span text:style-name="T1">. </text:span><text:span text:style-name="T2">After that the user is redirected back to search ingredient/product activity.</text:span></text:p>
      <text:p text:style-name="P2"><text:span text:style-name="T2"/></text:p>
      <text:p text:style-name="P2"><text:span text:style-name="T2"/></text:p>
      <text:p text:style-name="P14"><text:span text:style-name="T2">JSON Parser:</text:span></text:p>
      <text:p text:style-name="P14"><text:span text:style-name="T2"/></text:p>
      <text:p text:style-name="P16"><text:span text:style-name="T2"><text:tab/></text:span><text:span text:style-name="T1">In </text:span><text:span text:style-name="T12">JSONParser</text:span><text:span text:style-name="T1"> class there is one method </text:span><text:span text:style-name="T12">makeHttpRequest</text:span><text:span text:style-name="T1">, its goal is to make Http request. Params: </text:span></text:p>
      <text:p text:style-name="P16"><text:span text:style-name="T1"><text:tab/></text:span></text:p>
      <text:p text:style-name="P16"><text:span text:style-name="T1"><text:tab/></text:span><text:span text:style-name="T12">String</text:span><text:span text:style-name="T1"> url – http address</text:span></text:p>
      <text:p text:style-name="P16"><text:span text:style-name="T1"><text:tab/></text:span><text:span text:style-name="T12">String</text:span><text:span text:style-name="T1"> method – what kind of request are we sending</text:span></text:p>
      <text:p text:style-name="P16"><text:span text:style-name="T1"><text:tab/><text:tab/>POST – post given parameters to the server</text:span></text:p>
      <text:p text:style-name="P16"><text:span text:style-name="T1"><text:tab/><text:tab/>GET – get value for given parameters</text:span></text:p>
      <text:p text:style-name="P16"><text:span text:style-name="T1"><text:tab/></text:span><text:span text:style-name="T12">List</text:span><text:span text:style-name="T1">&lt;</text:span><text:span text:style-name="T12">NameValuePair</text:span><text:span text:style-name="T1">&gt; params – parameters that are posted or the params we want to receive from serv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7:25:57.616000000</meta:creation-date>
    <dc:date>2016-02-27T18:04:14.934000000</dc:date>
    <meta:editing-duration>PT1H52M6S</meta:editing-duration>
    <meta:editing-cycles>13</meta:editing-cycles>
    <meta:generator>LibreOffice/5.1.0.3$Windows_X86_64 LibreOffice_project/5e3e00a007d9b3b6efb6797a8b8e57b51ab1f737</meta:generator>
    <meta:document-statistic meta:table-count="0" meta:image-count="0" meta:object-count="0" meta:page-count="1" meta:paragraph-count="19" meta:word-count="345" meta:character-count="2372" meta:non-whitespace-character-count="2019"/>
  </office:meta>
</office:document-meta>
</file>